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3000003B2E1F5E2C2CB4D9B30.png" manifest:media-type="image/png"/>
  <manifest:file-entry manifest:full-path="Pictures/100002010000046A000005645496696467608DAE.png" manifest:media-type="image/png"/>
  <manifest:file-entry manifest:full-path="Pictures/100002010000033E0000042F92ACAC736986801E.png" manifest:media-type="image/png"/>
  <manifest:file-entry manifest:full-path="Pictures/100002010000046A0000045BBC203BE5CE3400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5.731cm" svg:height="5.656cm" svg:x="17.869cm" svg:y="4.509cm">
            <draw:image xlink:href="Pictures/100002010000046A0000045BBC203BE5CE340038.png" xlink:type="simple" xlink:show="embed" xlink:actuate="onLoad" loext:mime-type="image/png">
              <text:p/>
            </draw:image>
          </draw:frame>
          <draw:frame draw:style-name="gr1" draw:text-style-name="P1" draw:layer="layout" svg:width="4.209cm" svg:height="5.432cm" svg:x="2.902cm" svg:y="4.46cm">
            <draw:image xlink:href="Pictures/100002010000033E0000042F92ACAC736986801E.png" xlink:type="simple" xlink:show="embed" xlink:actuate="onLoad" loext:mime-type="image/png">
              <text:p/>
            </draw:image>
          </draw:frame>
          <draw:frame draw:style-name="gr1" draw:text-style-name="P1" draw:layer="layout" svg:width="5.731cm" svg:height="7.001cm" svg:x="7.161cm" svg:y="4.509cm">
            <draw:image xlink:href="Pictures/100002010000046A000005645496696467608DAE.png" xlink:type="simple" xlink:show="embed" xlink:actuate="onLoad" loext:mime-type="image/png">
              <text:p/>
            </draw:image>
          </draw:frame>
          <draw:frame draw:style-name="gr1" draw:text-style-name="P1" draw:layer="layout" svg:width="4.966cm" svg:height="4.798cm" svg:x="13.321cm" svg:y="4.509cm">
            <draw:image xlink:href="Pictures/10000201000003D3000003B2E1F5E2C2CB4D9B30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2:02:20.561135306</meta:creation-date>
    <dc:date>2022-02-06T13:05:56.073252283</dc:date>
    <meta:editing-duration>PT53M25S</meta:editing-duration>
    <meta:editing-cycles>1</meta:editing-cycles>
    <meta:document-statistic meta:object-count="28"/>
    <meta:generator>LibreOffice/6.4.7.2$Linux_X86_64 LibreOffice_project/40$Build-2</meta:generator>
  </office:meta>
</office:document-meta>
</file>